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equestObservationContext.ge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setUriTemplate( @ Nullable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ClientRequestObservationContext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RequestObservationContext.setRequestHeader( @ Nullable ClientHttpRequest request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